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1c89"/>
    </style:style>
    <style:style style:name="T1" style:family="text">
      <style:text-properties officeooo:rsid="001b1c89"/>
    </style:style>
    <style:style style:name="T2" style:family="text">
      <style:text-properties fo:font-weight="normal" officeooo:rsid="001b1c8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 questa sezione, descrivere il sistema attualmente in uso. Il sistema attualmente in uso è una serie di pagine sul sito dell'unisa (</text:span><text:a xlink:type="simple" xlink:href="http://www.unisa.it/vivere_il_campus/asilo/index"><text:span text:style-name="T1">http://www.unisa.it/vivere_il_campus/asilo/index</text:span></text:a><text:span text:style-name="T1"> </text:span><text:span text:style-name="T2">). Descriverlo in maniera accurata indicandone i difetti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27:12</meta:creation-date>
    <dc:date>2012-10-16T22:13:04.45</dc:date>
    <meta:editing-duration>P0D</meta:editing-duration>
    <meta:editing-cycles>2</meta:editing-cycles>
    <meta:document-statistic meta:table-count="0" meta:image-count="0" meta:object-count="0" meta:page-count="1" meta:paragraph-count="1" meta:word-count="31" meta:character-count="241" meta:non-whitespace-character-count="210"/>
  </office:meta>
</office:document-meta>
</file>